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F000001F57C400DB7E940C7FD.png" manifest:media-type="image/png"/>
  <manifest:file-entry manifest:full-path="Pictures/1000000000000556000001FBA7064F24D1A07E3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927b" officeooo:paragraph-rsid="0013927b"/>
    </style:style>
    <style:style style:name="P2" style:family="paragraph" style:parent-style-name="Standard">
      <style:text-properties officeooo:rsid="001474a4" officeooo:paragraph-rsid="001474a4"/>
    </style:style>
    <style:style style:name="P3" style:family="paragraph" style:parent-style-name="Standard">
      <style:text-properties officeooo:rsid="0019092f" officeooo:paragraph-rsid="0019092f"/>
    </style:style>
    <style:style style:name="T1" style:family="text">
      <style:text-properties officeooo:rsid="001474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keister<text:tab/><text:tab/><text:tab/><text:tab/><text:tab/>Devoir TP<text:tab/><text:tab/><text:tab/><text:tab/><text:tab/><text:tab/>Tpb</text:p>
      <text:p text:style-name="P1">Clément<text:tab/><text:tab/><text:tab/><text:tab/><text:tab/><text:tab/><text:tab/><text:tab/><text:tab/><text:tab/><text:tab/><text:tab/>Td1</text:p>
      <text:p text:style-name="P1"/>
      <text:p text:style-name="P1"/>
      <text:p text:style-name="P1">Question 1)</text:p>
      <text:p text:style-name="P1"><draw:frame draw:style-name="fr1" draw:name="Image1" text:anchor-type="char" svg:width="17cm" svg:height="8.458cm" draw:z-index="0"><draw:image xlink:href="Pictures/10000000000003EF000001F57C400DB7E940C7FD.png" xlink:type="simple" xlink:show="embed" xlink:actuate="onLoad" draw:mime-type="image/png"/></draw:frame></text:p>
      <text:p text:style-name="P1"/>
      <text:p text:style-name="P1">Q<text:span text:style-name="T1">uestion 2)</text:span></text:p>
      <text:p text:style-name="P2"><draw:frame draw:style-name="fr1" draw:name="Image2" text:anchor-type="char" svg:width="17cm" svg:height="6.302cm" draw:z-index="1"><draw:image xlink:href="Pictures/1000000000000556000001FBA7064F24D1A07E3F.png" xlink:type="simple" xlink:show="embed" xlink:actuate="onLoad" draw:mime-type="image/png"/></draw:frame>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9T10:40:02.955000000</meta:creation-date>
    <dc:date>2022-06-13T18:40:01.749000000</dc:date>
    <meta:editing-duration>PT51M51S</meta:editing-duration>
    <meta:editing-cycles>8</meta:editing-cycles>
    <meta:generator>LibreOffice/7.2.0.4$Windows_X86_64 LibreOffice_project/9a9c6381e3f7a62afc1329bd359cc48accb6435b</meta:generator>
    <meta:document-statistic meta:table-count="0" meta:image-count="2" meta:object-count="0" meta:page-count="1" meta:paragraph-count="4" meta:word-count="10" meta:character-count="76" meta:non-whitespace-character-count="50"/>
  </office:meta>
</office:document-meta>
</file>